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Courier 10 Pitch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pt"/>
      <style:text-properties style:text-position="" style:font-name="Courier 10 Pitch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text-position="" style:font-name="Courier 10 Pitch"/>
    </style:style>
    <style:style style:name="ce1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style:font-name="Courier 10 Pitch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pt"/>
      <style:text-properties style:text-position="" style:font-name="Courier 10 Pitch"/>
    </style:style>
    <style:style style:name="ce2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pt"/>
      <style:text-properties style:text-position="" style:font-name="Courier 10 Pitch"/>
    </style:style>
    <style:style style:name="ce3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style:font-name="Courier 10 Pitch"/>
    </style:style>
    <style:style style:name="ce4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pt"/>
      <style:text-properties style:text-position="" style:font-name="Courier 10 Pitch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Courier 10 Pitch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 style:font-name="Courier 10 Pitch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  <style:text-properties style:text-position="" style:font-name="Courier 10 Pitch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text-position="" style:font-name="Courier 10 Pitch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style:text-position="" style:font-name="Courier 10 Pitch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19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0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Courier 10 Pitch"/>
    </style:style>
    <style:style style:name="ce21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  <style:style style:name="ce2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7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  <style:style style:name="ce2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29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Courier 10 Pitch"/>
    </style:style>
    <style:style style:name="ce3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pt"/>
      <style:text-properties style:font-name="Courier 10 Pitch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number-columns-repeated="1007" table:default-cell-style-name="ce1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 table:number-columns-spanned="8" table:number-rows-spanned="1">
            <text:p>func</text:p>
          </table:table-cell>
          <table:covered-table-cell table:number-columns-repeated="7" table:style-name="ce5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9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 table:number-columns-spanned="5" table:number-rows-spanned="1">
            <text:p>func</text:p>
          </table:table-cell>
          <table:covered-table-cell table:number-columns-repeated="4" table:style-name="ce5"/>
          <table:table-cell table:style-name="ce8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9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 table:number-columns-spanned="2" table:number-rows-spanned="1">
            <text:p>func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rr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9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8" table:number-rows-spanned="1">
            <text:p>immediate</text:p>
          </table:table-cell>
          <table:covered-table-cell table:number-columns-repeated="7" table:style-name="ce6"/>
          <table:table-cell table:style-name="ce9" office:value-type="string" calcext:value-type="string" table:number-columns-spanned="3" table:number-rows-spanned="1">
            <text:p>rw</text:p>
          </table:table-cell>
          <table:covered-table-cell table:number-columns-repeated="2" table:style-name="ce10"/>
          <table:table-cell table:style-name="ce12" office:value-type="string" calcext:value-type="string" table:number-columns-spanned="5" table:number-rows-spanned="1">
            <text:p>opcode</text:p>
          </table:table-cell>
          <table:covered-table-cell table:number-columns-repeated="3" table:style-name="ce13"/>
          <table:covered-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J</text:p>
          </table:table-cell>
          <table:table-cell table:style-name="ce4" office:value-type="string" calcext:value-type="string" table:number-columns-spanned="11" table:number-rows-spanned="1">
            <text:p>address</text:p>
          </table:table-cell>
          <table:covered-table-cell table:number-columns-repeated="10" table:style-name="ce5"/>
          <table:table-cell table:style-name="ce11" office:value-type="string" calcext:value-type="string" table:number-columns-spanned="5" table:number-rows-spanned="1">
            <text:p>opcode</text:p>
          </table:table-cell>
          <table:covered-table-cell table:number-columns-repeated="4" table:style-name="ce11"/>
          <table:table-cell table:number-columns-repeated="100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2:07:50.124180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24:46.049175980</meta:creation-date>
    <dc:date>2018-11-27T12:08:04.825839252</dc:date>
    <meta:editing-duration>PT15M35S</meta:editing-duration>
    <meta:editing-cycles>5</meta:editing-cycles>
    <meta:generator>LibreOffice/5.1.6.2$Linux_X86_64 LibreOffice_project/10m0$Build-2</meta:generator>
    <meta:document-statistic meta:table-count="1" meta:cell-count="38" meta:object-count="0"/>
  </office:meta>
</office:document-meta>
</file>